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29e6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29e6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29e6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29e6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29e6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29e6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29e6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29e6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29e6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29e6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29e6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29e6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29e6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29e6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29e6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29e6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29e6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David José  Briceño Carreñ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9/11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454700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sé Luis  Briceño Dia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931441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19.01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0" meta:non-whitespace-character-count="991"/>
    <meta:template xlink:type="simple" xlink:actuate="onRequest" xlink:title="Normal" xlink:href=""/>
  </office:meta>
</office:document-meta>
</file>